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11cm"/>
    </style:style>
    <style:style style:name="co2" style:family="table-column">
      <style:table-column-properties fo:break-before="auto" style:column-width="8.573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Hyperlink" style:data-style-name="N0">
      <style:table-cell-properties fo:wrap-option="wrap" style:vertical-align="middle"/>
      <style:text-properties fo:color="#0000ff" style:text-underline-style="solid" style:text-underline-width="auto" style:text-underline-color="font-colo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middl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<text:a xlink:href="http://qt-project.org/doc/qt-5/qmetaobject-connection.html" xlink:type="simple">QMetaObject::Connection</text:a>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a xlink:href="http://qt-project.org/doc/qt-5/qtimezone-offsetdata.html" xlink:type="simple">QTimeZone::OffsetData</text:a>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<text:a xlink:href="http://qt-project.org/doc/qt-5/qassociativeiterable.html" xlink:type="simple">QAssociativeIterable</text:a></text:p>
          </table:table-cell>
          <table:table-cell table:style-name="ce3" office:value-type="string" calcext:value-type="string">
            <text:p>Iterable interface for an associative container in a QVarian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atomicint.html" xlink:type="simple">QAtomicInt</text:a></text:p>
          </table:table-cell>
          <table:table-cell table:style-name="ce3" office:value-type="string" calcext:value-type="string">
            <text:p>Platform-independent atomic operations on int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<text:a xlink:href="http://qt-project.org/doc/qt-5/qatomicinteger.html" xlink:type="simple">QAtomicInteger</text:a></text:p>
          </table:table-cell>
          <table:table-cell table:style-name="ce3" office:value-type="string" calcext:value-type="string">
            <text:p>Platform-independent atomic operations on integer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atomicpointer.html" xlink:type="simple">QAtomicPointer</text:a></text:p>
          </table:table-cell>
          <table:table-cell table:style-name="ce3" office:value-type="string" calcext:value-type="string">
            <text:p>Template class that provides platform-independent atomic operations on pointer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basictimer.html" xlink:type="simple">QBasicTimer</text:a></text:p>
          </table:table-cell>
          <table:table-cell table:style-name="ce3" office:value-type="string" calcext:value-type="string">
            <text:p>Timer events for objec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bitarray.html" xlink:type="simple">QBitArray</text:a></text:p>
          </table:table-cell>
          <table:table-cell table:style-name="ce3" office:value-type="string" calcext:value-type="string">
            <text:p>Array of bi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buffer.html" xlink:type="simple">QBuffer</text:a></text:p>
          </table:table-cell>
          <table:table-cell table:style-name="ce3" office:value-type="string" calcext:value-type="string">
            <text:p>QIODevice interface for a QByteArra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bytearray.html" xlink:type="simple">QByteArray</text:a></text:p>
          </table:table-cell>
          <table:table-cell table:style-name="ce3" office:value-type="string" calcext:value-type="string">
            <text:p>Array of byte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bytearraymatcher.html" xlink:type="simple">QByteArrayMatcher</text:a></text:p>
          </table:table-cell>
          <table:table-cell table:style-name="ce3" office:value-type="string" calcext:value-type="string">
            <text:p>Holds a sequence of bytes that can be quickly matched in a byte arra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cache.html" xlink:type="simple">QCache</text:a></text:p>
          </table:table-cell>
          <table:table-cell table:style-name="ce3" office:value-type="string" calcext:value-type="string">
            <text:p>Template class that provides a cach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childevent.html" xlink:type="simple">QChildEvent</text:a></text:p>
          </table:table-cell>
          <table:table-cell table:style-name="ce3" office:value-type="string" calcext:value-type="string">
            <text:p>Contains event parameters for child object event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collator.html" xlink:type="simple">QCollator</text:a></text:p>
          </table:table-cell>
          <table:table-cell table:style-name="ce3" office:value-type="string" calcext:value-type="string">
            <text:p>Compares strings according to a localized collation algorithm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collatorsortkey.html" xlink:type="simple">QCollatorSortKey</text:a></text:p>
          </table:table-cell>
          <table:table-cell table:style-name="ce3" office:value-type="string" calcext:value-type="string">
            <text:p>Can be used to speed up string colla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a xlink:href="http://qt-project.org/doc/qt-5/qcommandlineparser.html" xlink:type="simple">QCommandLineParser</text:a></text:p>
          </table:table-cell>
          <table:table-cell table:style-name="ce3" office:value-type="string" calcext:value-type="string">
            <text:p>Means for handling the command line option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contiguouscache.html" xlink:type="simple">QContiguousCache</text:a></text:p>
          </table:table-cell>
          <table:table-cell table:style-name="ce3" office:value-type="string" calcext:value-type="string">
            <text:p>Template class that provides a contiguous cach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cryptographichash.html" xlink:type="simple">QCryptographicHash</text:a></text:p>
          </table:table-cell>
          <table:table-cell table:style-name="ce3" office:value-type="string" calcext:value-type="string">
            <text:p>Way to generate cryptographic hash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datastream.html" xlink:type="simple">QDataStream</text:a></text:p>
          </table:table-cell>
          <table:table-cell table:style-name="ce3" office:value-type="string" calcext:value-type="string">
            <text:p>Serialization of binary data to a QIODevic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datetime.html" xlink:type="simple">QDateTime</text:a></text:p>
          </table:table-cell>
          <table:table-cell table:style-name="ce3" office:value-type="string" calcext:value-type="string">
            <text:p>Date and time function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debug.html" xlink:type="simple">QDebug</text:a></text:p>
          </table:table-cell>
          <table:table-cell table:style-name="ce3" office:value-type="string" calcext:value-type="string">
            <text:p>Output stream for debugging informa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dir.html" xlink:type="simple">QDir</text:a></text:p>
          </table:table-cell>
          <table:table-cell table:style-name="ce3" office:value-type="string" calcext:value-type="string">
            <text:p>Access to directory structures and their conten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diriterator.html" xlink:type="simple">QDirIterator</text:a></text:p>
          </table:table-cell>
          <table:table-cell table:style-name="ce3" office:value-type="string" calcext:value-type="string">
            <text:p>Iterator for directory entrylist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dynamicpropertychangeevent.html" xlink:type="simple">QDynamicPropertyChangeEvent</text:a></text:p>
          </table:table-cell>
          <table:table-cell table:style-name="ce3" office:value-type="string" calcext:value-type="string">
            <text:p>Contains event parameters for dynamic property change even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easingcurve.html" xlink:type="simple">QEasingCurve</text:a></text:p>
          </table:table-cell>
          <table:table-cell table:style-name="ce3" office:value-type="string" calcext:value-type="string">
            <text:p>Easing curves for controlling anima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elapsedtimer.html" xlink:type="simple">QElapsedTimer</text:a></text:p>
          </table:table-cell>
          <table:table-cell table:style-name="ce3" office:value-type="string" calcext:value-type="string">
            <text:p>Fast way to calculate elapsed time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event.html" xlink:type="simple">QEvent</text:a></text:p>
          </table:table-cell>
          <table:table-cell table:style-name="ce3" office:value-type="string" calcext:value-type="string">
            <text:p>The base class of all event classes. Event objects contain event parameter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eventloop.html" xlink:type="simple">QEventLoop</text:a></text:p>
          </table:table-cell>
          <table:table-cell table:style-name="ce3" office:value-type="string" calcext:value-type="string">
            <text:p>Means of entering and leaving an event loop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eventlooplocker.html" xlink:type="simple">QEventLoopLocker</text:a></text:p>
          </table:table-cell>
          <table:table-cell table:style-name="ce3" office:value-type="string" calcext:value-type="string">
            <text:p>Means to quit an event loop when it is no longer needed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eventtransition.html" xlink:type="simple">QEventTransition</text:a></text:p>
          </table:table-cell>
          <table:table-cell table:style-name="ce3" office:value-type="string" calcext:value-type="string">
            <text:p>QObject-specific transition for Qt event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exception.html" xlink:type="simple">QException</text:a></text:p>
          </table:table-cell>
          <table:table-cell table:style-name="ce3" office:value-type="string" calcext:value-type="string">
            <text:p>Base class for exceptions that can transferred across thread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explicitlyshareddatapointer.html" xlink:type="simple">QExplicitlySharedDataPointer</text:a></text:p>
          </table:table-cell>
          <table:table-cell table:style-name="ce3" office:value-type="string" calcext:value-type="string">
            <text:p>Represents a pointer to an explicitly shared objec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file.html" xlink:type="simple">QFile</text:a></text:p>
          </table:table-cell>
          <table:table-cell table:style-name="ce3" office:value-type="string" calcext:value-type="string">
            <text:p>Interface for reading from and writing to file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filedevice.html" xlink:type="simple">QFileDevice</text:a></text:p>
          </table:table-cell>
          <table:table-cell table:style-name="ce3" office:value-type="string" calcext:value-type="string">
            <text:p>Interface for reading from and writing to open fil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fileselector.html" xlink:type="simple">QFileSelector</text:a></text:p>
          </table:table-cell>
          <table:table-cell table:style-name="ce3" office:value-type="string" calcext:value-type="string">
            <text:p>Convenient way of selecting file variant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filesystemwatcher.html" xlink:type="simple">QFileSystemWatcher</text:a></text:p>
          </table:table-cell>
          <table:table-cell table:style-name="ce3" office:value-type="string" calcext:value-type="string">
            <text:p>Interface for monitoring files and directories for modification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finalstate.html" xlink:type="simple">QFinalState</text:a></text:p>
          </table:table-cell>
          <table:table-cell table:style-name="ce3" office:value-type="string" calcext:value-type="string">
            <text:p>Final stat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flags.html" xlink:type="simple">QFlags</text:a></text:p>
          </table:table-cell>
          <table:table-cell table:style-name="ce3" office:value-type="string" calcext:value-type="string">
            <text:p>Type-safe way of storing OR-combinations of enum value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future.html" xlink:type="simple">QFuture</text:a></text:p>
          </table:table-cell>
          <table:table-cell table:style-name="ce3" office:value-type="string" calcext:value-type="string">
            <text:p>Represents the result of an asynchronous computa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futureiterator.html" xlink:type="simple">QFutureIterator</text:a></text:p>
          </table:table-cell>
          <table:table-cell table:style-name="ce3" office:value-type="string" calcext:value-type="string">
            <text:p>Java-style const iterator for QFutur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futuresynchronizer.html" xlink:type="simple">QFutureSynchronizer</text:a></text:p>
          </table:table-cell>
          <table:table-cell table:style-name="ce3" office:value-type="string" calcext:value-type="string">
            <text:p>Convenience class that simplifies QFuture synchronization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futurewatcher.html" xlink:type="simple">QFutureWatcher</text:a></text:p>
          </table:table-cell>
          <table:table-cell table:style-name="ce3" office:value-type="string" calcext:value-type="string">
            <text:p>Allows monitoring a QFuture using signals and slo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genericargument.html" xlink:type="simple">QGenericArgument</text:a></text:p>
          </table:table-cell>
          <table:table-cell table:style-name="ce3" office:value-type="string" calcext:value-type="string">
            <text:p>Internal helper class for marshalling argumen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genericreturnargument.html" xlink:type="simple">QGenericReturnArgument</text:a></text:p>
          </table:table-cell>
          <table:table-cell table:style-name="ce3" office:value-type="string" calcext:value-type="string">
            <text:p>Internal helper class for marshalling argumen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globalstatic.html" xlink:type="simple">QGlobalStatic</text:a></text:p>
          </table:table-cell>
          <table:table-cell table:style-name="ce3" office:value-type="string" calcext:value-type="string">
            <text:p>Used to implement a global static object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hashiterator.html" xlink:type="simple">QHashIterator</text:a></text:p>
          </table:table-cell>
          <table:table-cell table:style-name="ce3" office:value-type="string" calcext:value-type="string">
            <text:p>Java-style const iterator for QHash and QMultiHas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historystate.html" xlink:type="simple">QHistoryState</text:a></text:p>
          </table:table-cell>
          <table:table-cell table:style-name="ce3" office:value-type="string" calcext:value-type="string">
            <text:p>Means of returning to a previously active substat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iodevice.html" xlink:type="simple">QIODevice</text:a></text:p>
          </table:table-cell>
          <table:table-cell table:style-name="ce3" office:value-type="string" calcext:value-type="string">
            <text:p>The base interface class of all I/O devices in Q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identityproxymodel.html" xlink:type="simple">QIdentityProxyModel</text:a></text:p>
          </table:table-cell>
          <table:table-cell table:style-name="ce3" office:value-type="string" calcext:value-type="string">
            <text:p>Proxies its source model unmodified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itemselection.html" xlink:type="simple">QItemSelection</text:a></text:p>
          </table:table-cell>
          <table:table-cell table:style-name="ce3" office:value-type="string" calcext:value-type="string">
            <text:p>Manages information about selected items in a mode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itemselectionmodel.html" xlink:type="simple">QItemSelectionModel</text:a></text:p>
          </table:table-cell>
          <table:table-cell table:style-name="ce3" office:value-type="string" calcext:value-type="string">
            <text:p>Keeps track of a view's selected item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itemselectionrange.html" xlink:type="simple">QItemSelectionRange</text:a></text:p>
          </table:table-cell>
          <table:table-cell table:style-name="ce3" office:value-type="string" calcext:value-type="string">
            <text:p>Manages information about a range of selected items in a mode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jsonarray.html" xlink:type="simple">QJsonArray</text:a></text:p>
          </table:table-cell>
          <table:table-cell table:style-name="ce3" office:value-type="string" calcext:value-type="string">
            <text:p>Encapsulates a JSON arra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jsondocument.html" xlink:type="simple">QJsonDocument</text:a></text:p>
          </table:table-cell>
          <table:table-cell table:style-name="ce3" office:value-type="string" calcext:value-type="string">
            <text:p>Way to read and write JSON documen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jsonobject.html" xlink:type="simple">QJsonObject</text:a></text:p>
          </table:table-cell>
          <table:table-cell table:style-name="ce3" office:value-type="string" calcext:value-type="string">
            <text:p>Encapsulates a JSON objec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jsonparseerror.html" xlink:type="simple">QJsonParseError</text:a></text:p>
          </table:table-cell>
          <table:table-cell table:style-name="ce3" office:value-type="string" calcext:value-type="string">
            <text:p>Used to report errors during JSON parsing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jsonvalue.html" xlink:type="simple">QJsonValue</text:a></text:p>
          </table:table-cell>
          <table:table-cell table:style-name="ce3" office:value-type="string" calcext:value-type="string">
            <text:p>Encapsulates a value in JS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latin1char.html" xlink:type="simple">QLatin1Char</text:a></text:p>
          </table:table-cell>
          <table:table-cell table:style-name="ce3" office:value-type="string" calcext:value-type="string">
            <text:p>8-bit ASCII/Latin-1 character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latin1string.html" xlink:type="simple">QLatin1String</text:a></text:p>
          </table:table-cell>
          <table:table-cell table:style-name="ce3" office:value-type="string" calcext:value-type="string">
            <text:p>Thin wrapper around an US-ASCII/Latin-1 encoded string litera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library.html" xlink:type="simple">QLibrary</text:a></text:p>
          </table:table-cell>
          <table:table-cell table:style-name="ce3" office:value-type="string" calcext:value-type="string">
            <text:p>Loads shared libraries at runtim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libraryinfo.html" xlink:type="simple">QLibraryInfo</text:a></text:p>
          </table:table-cell>
          <table:table-cell table:style-name="ce3" office:value-type="string" calcext:value-type="string">
            <text:p>Information about the Qt librar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linkedlist.html" xlink:type="simple">QLinkedList</text:a></text:p>
          </table:table-cell>
          <table:table-cell table:style-name="ce3" office:value-type="string" calcext:value-type="string">
            <text:p>Template class that provides linked lis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linkedlistiterator.html" xlink:type="simple">QLinkedListIterator</text:a></text:p>
          </table:table-cell>
          <table:table-cell table:style-name="ce3" office:value-type="string" calcext:value-type="string">
            <text:p>Java-style const iterator for QLinkedLis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listiterator.html" xlink:type="simple">QListIterator</text:a></text:p>
          </table:table-cell>
          <table:table-cell table:style-name="ce3" office:value-type="string" calcext:value-type="string">
            <text:p>Java-style const iterator for QList and QQueu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locale.html" xlink:type="simple">QLocale</text:a></text:p>
          </table:table-cell>
          <table:table-cell table:style-name="ce3" office:value-type="string" calcext:value-type="string">
            <text:p>Converts between numbers and their string representations in various languag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lockfile.html" xlink:type="simple">QLockFile</text:a></text:p>
          </table:table-cell>
          <table:table-cell table:style-name="ce3" office:value-type="string" calcext:value-type="string">
            <text:p>Locking between processes using a fil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loggingcategory.html" xlink:type="simple">QLoggingCategory</text:a></text:p>
          </table:table-cell>
          <table:table-cell table:style-name="ce3" office:value-type="string" calcext:value-type="string">
            <text:p>Represents a category, or 'area' in the logging infrastructur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apiterator.html" xlink:type="simple">QMapIterator</text:a></text:p>
          </table:table-cell>
          <table:table-cell table:style-name="ce3" office:value-type="string" calcext:value-type="string">
            <text:p>Java-style const iterator for QMap and QMultiMap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messageauthenticationcode.html" xlink:type="simple">QMessageAuthenticationCode</text:a></text:p>
          </table:table-cell>
          <table:table-cell table:style-name="ce3" office:value-type="string" calcext:value-type="string">
            <text:p>Way to generate hash-based message authentication cod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essagelogcontext.html" xlink:type="simple">QMessageLogContext</text:a></text:p>
          </table:table-cell>
          <table:table-cell table:style-name="ce3" office:value-type="string" calcext:value-type="string">
            <text:p>Additional information about a log messag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essagelogger.html" xlink:type="simple">QMessageLogger</text:a></text:p>
          </table:table-cell>
          <table:table-cell table:style-name="ce3" office:value-type="string" calcext:value-type="string">
            <text:p>Generates log messag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etaclassinfo.html" xlink:type="simple">QMetaClassInfo</text:a></text:p>
          </table:table-cell>
          <table:table-cell table:style-name="ce3" office:value-type="string" calcext:value-type="string">
            <text:p>Additional information about a clas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etaenum.html" xlink:type="simple">QMetaEnum</text:a></text:p>
          </table:table-cell>
          <table:table-cell table:style-name="ce3" office:value-type="string" calcext:value-type="string">
            <text:p>Meta-data about an enumerato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etamethod.html" xlink:type="simple">QMetaMethod</text:a></text:p>
          </table:table-cell>
          <table:table-cell table:style-name="ce3" office:value-type="string" calcext:value-type="string">
            <text:p>Meta-data about a member func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etaobject.html" xlink:type="simple">QMetaObject</text:a></text:p>
          </table:table-cell>
          <table:table-cell table:style-name="ce3" office:value-type="string" calcext:value-type="string">
            <text:p>Contains meta-information about Qt objec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etaproperty.html" xlink:type="simple">QMetaProperty</text:a></text:p>
          </table:table-cell>
          <table:table-cell table:style-name="ce3" office:value-type="string" calcext:value-type="string">
            <text:p>Meta-data about a propert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etatype.html" xlink:type="simple">QMetaType</text:a></text:p>
          </table:table-cell>
          <table:table-cell table:style-name="ce3" office:value-type="string" calcext:value-type="string">
            <text:p>Manages named types in the meta-object system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mimedata.html" xlink:type="simple">QMimeData</text:a></text:p>
          </table:table-cell>
          <table:table-cell table:style-name="ce3" office:value-type="string" calcext:value-type="string">
            <text:p>Container for data that records information about its MIME typ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imedatabase.html" xlink:type="simple">QMimeDatabase</text:a></text:p>
          </table:table-cell>
          <table:table-cell table:style-name="ce3" office:value-type="string" calcext:value-type="string">
            <text:p>Maintains a database of MIME type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mimetype.html" xlink:type="simple">QMimeType</text:a></text:p>
          </table:table-cell>
          <table:table-cell table:style-name="ce3" office:value-type="string" calcext:value-type="string">
            <text:p>Describes types of file or data, represented by a MIME type string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odelindex.html" xlink:type="simple">QModelIndex</text:a></text:p>
          </table:table-cell>
          <table:table-cell table:style-name="ce3" office:value-type="string" calcext:value-type="string">
            <text:p>Used to locate data in a data model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multihash.html" xlink:type="simple">QMultiHash</text:a></text:p>
          </table:table-cell>
          <table:table-cell table:style-name="ce3" office:value-type="string" calcext:value-type="string">
            <text:p>Convenience QHash subclass that provides multi-valued hashe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multimap.html" xlink:type="simple">QMultiMap</text:a></text:p>
          </table:table-cell>
          <table:table-cell table:style-name="ce3" office:value-type="string" calcext:value-type="string">
            <text:p>Convenience QMap subclass that provides multi-valued map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mutablehashiterator.html" xlink:type="simple">QMutableHashIterator</text:a></text:p>
          </table:table-cell>
          <table:table-cell table:style-name="ce3" office:value-type="string" calcext:value-type="string">
            <text:p>Java-style non-const iterator for QHash and QMultiHash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utablelinkedlistiterator.html" xlink:type="simple">QMutableLinkedListIterator</text:a></text:p>
          </table:table-cell>
          <table:table-cell table:style-name="ce3" office:value-type="string" calcext:value-type="string">
            <text:p>Java-style non-const iterator for QLinkedList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mutablelistiterator.html" xlink:type="simple">QMutableListIterator</text:a></text:p>
          </table:table-cell>
          <table:table-cell table:style-name="ce3" office:value-type="string" calcext:value-type="string">
            <text:p>Java-style non-const iterator for QList and QQueu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mutablemapiterator.html" xlink:type="simple">QMutableMapIterator</text:a></text:p>
          </table:table-cell>
          <table:table-cell table:style-name="ce3" office:value-type="string" calcext:value-type="string">
            <text:p>Java-style non-const iterator for QMap and QMultiMap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utablesetiterator.html" xlink:type="simple">QMutableSetIterator</text:a></text:p>
          </table:table-cell>
          <table:table-cell table:style-name="ce3" office:value-type="string" calcext:value-type="string">
            <text:p>Java-style non-const iterator for QSet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mutablevectoriterator.html" xlink:type="simple">QMutableVectorIterator</text:a></text:p>
          </table:table-cell>
          <table:table-cell table:style-name="ce3" office:value-type="string" calcext:value-type="string">
            <text:p>Java-style non-const iterator for QVector and QStack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mutex.html" xlink:type="simple">QMutex</text:a></text:p>
          </table:table-cell>
          <table:table-cell table:style-name="ce3" office:value-type="string" calcext:value-type="string">
            <text:p>Access serialization between thread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mutexlocker.html" xlink:type="simple">QMutexLocker</text:a></text:p>
          </table:table-cell>
          <table:table-cell table:style-name="ce3" office:value-type="string" calcext:value-type="string">
            <text:p>Convenience class that simplifies locking and unlocking mutex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objectcleanuphandler.html" xlink:type="simple">QObjectCleanupHandler</text:a></text:p>
          </table:table-cell>
          <table:table-cell table:style-name="ce3" office:value-type="string" calcext:value-type="string">
            <text:p>Watches the lifetime of multiple QObjec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pair.html" xlink:type="simple">QPair</text:a></text:p>
          </table:table-cell>
          <table:table-cell table:style-name="ce3" office:value-type="string" calcext:value-type="string">
            <text:p>Template class that stores a pair of item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parallelanimationgroup.html" xlink:type="simple">QParallelAnimationGroup</text:a></text:p>
          </table:table-cell>
          <table:table-cell table:style-name="ce3" office:value-type="string" calcext:value-type="string">
            <text:p>Parallel group of animation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pauseanimation.html" xlink:type="simple">QPauseAnimation</text:a></text:p>
          </table:table-cell>
          <table:table-cell table:style-name="ce3" office:value-type="string" calcext:value-type="string">
            <text:p>Pause for QSequentialAnimationGroup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persistentmodelindex.html" xlink:type="simple">QPersistentModelIndex</text:a></text:p>
          </table:table-cell>
          <table:table-cell table:style-name="ce3" office:value-type="string" calcext:value-type="string">
            <text:p>Used to locate data in a data mode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pluginloader.html" xlink:type="simple">QPluginLoader</text:a></text:p>
          </table:table-cell>
          <table:table-cell table:style-name="ce3" office:value-type="string" calcext:value-type="string">
            <text:p>Loads a plugin at run-tim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pointer.html" xlink:type="simple">QPointer</text:a></text:p>
          </table:table-cell>
          <table:table-cell table:style-name="ce3" office:value-type="string" calcext:value-type="string">
            <text:p>Template class that provides guarded pointers to QObject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process.html" xlink:type="simple">QProcess</text:a></text:p>
          </table:table-cell>
          <table:table-cell table:style-name="ce3" office:value-type="string" calcext:value-type="string">
            <text:p>Used to start external programs and to communicate with them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processenvironment.html" xlink:type="simple">QProcessEnvironment</text:a></text:p>
          </table:table-cell>
          <table:table-cell table:style-name="ce3" office:value-type="string" calcext:value-type="string">
            <text:p>Holds the environment variables that can be passed to a program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propertyanimation.html" xlink:type="simple">QPropertyAnimation</text:a></text:p>
          </table:table-cell>
          <table:table-cell table:style-name="ce3" office:value-type="string" calcext:value-type="string">
            <text:p>Animates Qt properti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queue.html" xlink:type="simple">QQueue</text:a></text:p>
          </table:table-cell>
          <table:table-cell table:style-name="ce3" office:value-type="string" calcext:value-type="string">
            <text:p>Generic container that provides a queu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readlocker.html" xlink:type="simple">QReadLocker</text:a></text:p>
          </table:table-cell>
          <table:table-cell table:style-name="ce3" office:value-type="string" calcext:value-type="string">
            <text:p>Convenience class that simplifies locking and unlocking read-write locks for read acces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readwritelock.html" xlink:type="simple">QReadWriteLock</text:a></text:p>
          </table:table-cell>
          <table:table-cell table:style-name="ce3" office:value-type="string" calcext:value-type="string">
            <text:p>Read-write locking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regexp.html" xlink:type="simple">QRegExp</text:a></text:p>
          </table:table-cell>
          <table:table-cell table:style-name="ce3" office:value-type="string" calcext:value-type="string">
            <text:p>Pattern matching using regular expression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regularexpression.html" xlink:type="simple">QRegularExpression</text:a></text:p>
          </table:table-cell>
          <table:table-cell table:style-name="ce3" office:value-type="string" calcext:value-type="string">
            <text:p>Pattern matching using regular expression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regularexpressionmatch.html" xlink:type="simple">QRegularExpressionMatch</text:a></text:p>
          </table:table-cell>
          <table:table-cell table:style-name="ce3" office:value-type="string" calcext:value-type="string">
            <text:p>The results of a matching a QRegularExpression against a string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regularexpressionmatchiterator.html" xlink:type="simple">QRegularExpressionMatchIterator</text:a></text:p>
          </table:table-cell>
          <table:table-cell table:style-name="ce3" office:value-type="string" calcext:value-type="string">
            <text:p>Iterator on the results of a global match of a QRegularExpression object against a string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resource.html" xlink:type="simple">QResource</text:a></text:p>
          </table:table-cell>
          <table:table-cell table:style-name="ce3" office:value-type="string" calcext:value-type="string">
            <text:p>Interface for reading directly from resourc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runnable.html" xlink:type="simple">QRunnable</text:a></text:p>
          </table:table-cell>
          <table:table-cell table:style-name="ce3" office:value-type="string" calcext:value-type="string">
            <text:p>The base class for all runnable objec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avefile.html" xlink:type="simple">QSaveFile</text:a></text:p>
          </table:table-cell>
          <table:table-cell table:style-name="ce3" office:value-type="string" calcext:value-type="string">
            <text:p>Interface for safely writing to file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scopedarraypointer.html" xlink:type="simple">QScopedArrayPointer</text:a></text:p>
          </table:table-cell>
          <table:table-cell table:style-name="ce3" office:value-type="string" calcext:value-type="string">
            <text:p>Stores a pointer to a dynamically allocated array of objects, and deletes it upon destruction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scopedpointer.html" xlink:type="simple">QScopedPointer</text:a></text:p>
          </table:table-cell>
          <table:table-cell table:style-name="ce3" office:value-type="string" calcext:value-type="string">
            <text:p>Stores a pointer to a dynamically allocated object, and deletes it upon destruction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scopedvaluerollback.html" xlink:type="simple">QScopedValueRollback</text:a></text:p>
          </table:table-cell>
          <table:table-cell table:style-name="ce3" office:value-type="string" calcext:value-type="string">
            <text:p>Resets a variable to its previous value on destruc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emaphore.html" xlink:type="simple">QSemaphore</text:a></text:p>
          </table:table-cell>
          <table:table-cell table:style-name="ce3" office:value-type="string" calcext:value-type="string">
            <text:p>General counting semaphor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equentialanimationgroup.html" xlink:type="simple">QSequentialAnimationGroup</text:a></text:p>
          </table:table-cell>
          <table:table-cell table:style-name="ce3" office:value-type="string" calcext:value-type="string">
            <text:p>Sequential group of animation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equentialiterable.html" xlink:type="simple">QSequentialIterable</text:a></text:p>
          </table:table-cell>
          <table:table-cell table:style-name="ce3" office:value-type="string" calcext:value-type="string">
            <text:p>Iterable interface for a container in a QVariant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set.html" xlink:type="simple">QSet</text:a></text:p>
          </table:table-cell>
          <table:table-cell table:style-name="ce3" office:value-type="string" calcext:value-type="string">
            <text:p>Template class that provides a hash-table-based se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etiterator.html" xlink:type="simple">QSetIterator</text:a></text:p>
          </table:table-cell>
          <table:table-cell table:style-name="ce3" office:value-type="string" calcext:value-type="string">
            <text:p>Java-style const iterator for QSet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settings.html" xlink:type="simple">QSettings</text:a></text:p>
          </table:table-cell>
          <table:table-cell table:style-name="ce3" office:value-type="string" calcext:value-type="string">
            <text:p>Persistent platform-independent application setting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hareddata.html" xlink:type="simple">QSharedData</text:a></text:p>
          </table:table-cell>
          <table:table-cell table:style-name="ce3" office:value-type="string" calcext:value-type="string">
            <text:p>Base class for shared data object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hareddatapointer.html" xlink:type="simple">QSharedDataPointer</text:a></text:p>
          </table:table-cell>
          <table:table-cell table:style-name="ce3" office:value-type="string" calcext:value-type="string">
            <text:p>Represents a pointer to an implicitly shared objec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haredmemory.html" xlink:type="simple">QSharedMemory</text:a></text:p>
          </table:table-cell>
          <table:table-cell table:style-name="ce3" office:value-type="string" calcext:value-type="string">
            <text:p>Access to a shared memory segmen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haredpointer.html" xlink:type="simple">QSharedPointer</text:a></text:p>
          </table:table-cell>
          <table:table-cell table:style-name="ce3" office:value-type="string" calcext:value-type="string">
            <text:p>Holds a strong reference to a shared point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ignalmapper.html" xlink:type="simple">QSignalMapper</text:a></text:p>
          </table:table-cell>
          <table:table-cell table:style-name="ce3" office:value-type="string" calcext:value-type="string">
            <text:p>Bundles signals from identifiable sender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ignaltransition.html" xlink:type="simple">QSignalTransition</text:a></text:p>
          </table:table-cell>
          <table:table-cell table:style-name="ce3" office:value-type="string" calcext:value-type="string">
            <text:p>Transition based on a Qt signal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ocketnotifier.html" xlink:type="simple">QSocketNotifier</text:a></text:p>
          </table:table-cell>
          <table:table-cell table:style-name="ce3" office:value-type="string" calcext:value-type="string">
            <text:p>Support for monitoring activity on a file descriptor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sortfilterproxymodel.html" xlink:type="simple">QSortFilterProxyModel</text:a></text:p>
          </table:table-cell>
          <table:table-cell table:style-name="ce3" office:value-type="string" calcext:value-type="string">
            <text:p>Support for sorting and filtering data passed between another model and a view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tack.html" xlink:type="simple">QStack</text:a></text:p>
          </table:table-cell>
          <table:table-cell table:style-name="ce3" office:value-type="string" calcext:value-type="string">
            <text:p>Template class that provides a stack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tandardpaths.html" xlink:type="simple">QStandardPaths</text:a></text:p>
          </table:table-cell>
          <table:table-cell table:style-name="ce3" office:value-type="string" calcext:value-type="string">
            <text:p>Methods for accessing standard path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tate.html" xlink:type="simple">QState</text:a></text:p>
          </table:table-cell>
          <table:table-cell table:style-name="ce3" office:value-type="string" calcext:value-type="string">
            <text:p>General-purpose state for QStateMachin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tatemachine.html" xlink:type="simple">QStateMachine</text:a></text:p>
          </table:table-cell>
          <table:table-cell table:style-name="ce3" office:value-type="string" calcext:value-type="string">
            <text:p>Hierarchical finite state machine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staticplugin.html" xlink:type="simple">QStaticPlugin</text:a></text:p>
          </table:table-cell>
          <table:table-cell table:style-name="ce3" office:value-type="string" calcext:value-type="string">
            <text:p>Struct containing a reference to a static plugin instance together with its meta data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tring.html" xlink:type="simple">QString</text:a></text:p>
          </table:table-cell>
          <table:table-cell table:style-name="ce3" office:value-type="string" calcext:value-type="string">
            <text:p>Unicode character string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tringlist.html" xlink:type="simple">QStringList</text:a></text:p>
          </table:table-cell>
          <table:table-cell table:style-name="ce3" office:value-type="string" calcext:value-type="string">
            <text:p>List of string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tringlistmodel.html" xlink:type="simple">QStringListModel</text:a></text:p>
          </table:table-cell>
          <table:table-cell table:style-name="ce3" office:value-type="string" calcext:value-type="string">
            <text:p>Model that supplies strings to view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stringmatcher.html" xlink:type="simple">QStringMatcher</text:a></text:p>
          </table:table-cell>
          <table:table-cell table:style-name="ce3" office:value-type="string" calcext:value-type="string">
            <text:p>Holds a sequence of characters that can be quickly matched in a Unicode string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ystemsemaphore.html" xlink:type="simple">QSystemSemaphore</text:a></text:p>
          </table:table-cell>
          <table:table-cell table:style-name="ce3" office:value-type="string" calcext:value-type="string">
            <text:p>General counting system semaphor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emporarydir.html" xlink:type="simple">QTemporaryDir</text:a></text:p>
          </table:table-cell>
          <table:table-cell table:style-name="ce3" office:value-type="string" calcext:value-type="string">
            <text:p>Creates a unique directory for temporary us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emporaryfile.html" xlink:type="simple">QTemporaryFile</text:a></text:p>
          </table:table-cell>
          <table:table-cell table:style-name="ce3" office:value-type="string" calcext:value-type="string">
            <text:p>I/O device that operates on temporary fil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extboundaryfinder.html" xlink:type="simple">QTextBoundaryFinder</text:a></text:p>
          </table:table-cell>
          <table:table-cell table:style-name="ce3" office:value-type="string" calcext:value-type="string">
            <text:p>Way of finding Unicode text boundaries in a string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extcodec.html" xlink:type="simple">QTextCodec</text:a></text:p>
          </table:table-cell>
          <table:table-cell table:style-name="ce3" office:value-type="string" calcext:value-type="string">
            <text:p>Conversions between text encoding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extdecoder.html" xlink:type="simple">QTextDecoder</text:a></text:p>
          </table:table-cell>
          <table:table-cell table:style-name="ce3" office:value-type="string" calcext:value-type="string">
            <text:p>State-based decod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extencoder.html" xlink:type="simple">QTextEncoder</text:a></text:p>
          </table:table-cell>
          <table:table-cell table:style-name="ce3" office:value-type="string" calcext:value-type="string">
            <text:p>State-based encod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extstream.html" xlink:type="simple">QTextStream</text:a></text:p>
          </table:table-cell>
          <table:table-cell table:style-name="ce3" office:value-type="string" calcext:value-type="string">
            <text:p>Convenient interface for reading and writing tex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hread.html" xlink:type="simple">QThread</text:a></text:p>
          </table:table-cell>
          <table:table-cell table:style-name="ce3" office:value-type="string" calcext:value-type="string">
            <text:p>Platform-independent way to manage thread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hreadpool.html" xlink:type="simple">QThreadPool</text:a></text:p>
          </table:table-cell>
          <table:table-cell table:style-name="ce3" office:value-type="string" calcext:value-type="string">
            <text:p>Manages a collection of QThread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hreadstorage.html" xlink:type="simple">QThreadStorage</text:a></text:p>
          </table:table-cell>
          <table:table-cell table:style-name="ce3" office:value-type="string" calcext:value-type="string">
            <text:p>Per-thread data storag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ime.html" xlink:type="simple">QTime</text:a></text:p>
          </table:table-cell>
          <table:table-cell table:style-name="ce3" office:value-type="string" calcext:value-type="string">
            <text:p>Clock time function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imeline.html" xlink:type="simple">QTimeLine</text:a></text:p>
          </table:table-cell>
          <table:table-cell table:style-name="ce3" office:value-type="string" calcext:value-type="string">
            <text:p>Timeline for controlling animation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timezone.html" xlink:type="simple">QTimeZone</text:a></text:p>
          </table:table-cell>
          <table:table-cell table:style-name="ce3" office:value-type="string" calcext:value-type="string">
            <text:p>Converts between between UTC and local time in a specific time zon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imer.html" xlink:type="simple">QTimer</text:a></text:p>
          </table:table-cell>
          <table:table-cell table:style-name="ce3" office:value-type="string" calcext:value-type="string">
            <text:p>Repetitive and single-shot timer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imerevent.html" xlink:type="simple">QTimerEvent</text:a></text:p>
          </table:table-cell>
          <table:table-cell table:style-name="ce3" office:value-type="string" calcext:value-type="string">
            <text:p>Contains parameters that describe a timer even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translator.html" xlink:type="simple">QTranslator</text:a></text:p>
          </table:table-cell>
          <table:table-cell table:style-name="ce3" office:value-type="string" calcext:value-type="string">
            <text:p>Internationalization support for text output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unhandledexception.html" xlink:type="simple">QUnhandledException</text:a></text:p>
          </table:table-cell>
          <table:table-cell table:style-name="ce3" office:value-type="string" calcext:value-type="string">
            <text:p>UnhandledException class represents an unhandled exception in a worker thread</text:p>
          </table:table-cell>
          <table:table-cell table:number-columns-repeated="1022"/>
        </table:table-row>
        <table:table-row table:style-name="ro4">
          <table:table-cell table:style-name="ce1" office:value-type="string" calcext:value-type="string">
            <text:p><text:a xlink:href="http://qt-project.org/doc/qt-5/qurlquery.html" xlink:type="simple">QUrlQuery</text:a></text:p>
          </table:table-cell>
          <table:table-cell table:style-name="ce3" office:value-type="string" calcext:value-type="string">
            <text:p>Way to manipulate a key-value pairs in a URL's quer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varlengtharray.html" xlink:type="simple">QVarLengthArray</text:a></text:p>
          </table:table-cell>
          <table:table-cell table:style-name="ce3" office:value-type="string" calcext:value-type="string">
            <text:p>Low-level variable-length array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variant.html" xlink:type="simple">QVariant</text:a></text:p>
          </table:table-cell>
          <table:table-cell table:style-name="ce3" office:value-type="string" calcext:value-type="string">
            <text:p>Acts like a union for the most common Qt data type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variantanimation.html" xlink:type="simple">QVariantAnimation</text:a></text:p>
          </table:table-cell>
          <table:table-cell table:style-name="ce3" office:value-type="string" calcext:value-type="string">
            <text:p>Abstract base class for animation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vector.html" xlink:type="simple">QVector</text:a></text:p>
          </table:table-cell>
          <table:table-cell table:style-name="ce3" office:value-type="string" calcext:value-type="string">
            <text:p>Template class that provides a dynamic arra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vectoriterator.html" xlink:type="simple">QVectorIterator</text:a></text:p>
          </table:table-cell>
          <table:table-cell table:style-name="ce3" office:value-type="string" calcext:value-type="string">
            <text:p>Java-style const iterator for QVector and QStack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waitcondition.html" xlink:type="simple">QWaitCondition</text:a></text:p>
          </table:table-cell>
          <table:table-cell table:style-name="ce3" office:value-type="string" calcext:value-type="string">
            <text:p>Condition variable for synchronizing thread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weakpointer.html" xlink:type="simple">QWeakPointer</text:a></text:p>
          </table:table-cell>
          <table:table-cell table:style-name="ce3" office:value-type="string" calcext:value-type="string">
            <text:p>Holds a weak reference to a shared point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wineventnotifier.html" xlink:type="simple">QWinEventNotifier</text:a></text:p>
          </table:table-cell>
          <table:table-cell table:style-name="ce3" office:value-type="string" calcext:value-type="string">
            <text:p>Support for the Windows Wait functions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writelocker.html" xlink:type="simple">QWriteLocker</text:a></text:p>
          </table:table-cell>
          <table:table-cell table:style-name="ce3" office:value-type="string" calcext:value-type="string">
            <text:p>Convenience class that simplifies locking and unlocking read-write locks for write access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xmlstreamattribute.html" xlink:type="simple">QXmlStreamAttribute</text:a></text:p>
          </table:table-cell>
          <table:table-cell table:style-name="ce3" office:value-type="string" calcext:value-type="string">
            <text:p>Represents a single XML attribut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xmlstreamattributes.html" xlink:type="simple">QXmlStreamAttributes</text:a></text:p>
          </table:table-cell>
          <table:table-cell table:style-name="ce3" office:value-type="string" calcext:value-type="string">
            <text:p>Represents a vector of QXmlStreamAttribute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xmlstreamentitydeclaration.html" xlink:type="simple">QXmlStreamEntityDeclaration</text:a></text:p>
          </table:table-cell>
          <table:table-cell table:style-name="ce3" office:value-type="string" calcext:value-type="string">
            <text:p>Represents a DTD entity declara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xmlstreamentityresolver.html" xlink:type="simple">QXmlStreamEntityResolver</text:a></text:p>
          </table:table-cell>
          <table:table-cell table:style-name="ce3" office:value-type="string" calcext:value-type="string">
            <text:p>Entity resolver for a QXmlStreamReader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xmlstreamnamespacedeclaration.html" xlink:type="simple">QXmlStreamNamespaceDeclaration</text:a></text:p>
          </table:table-cell>
          <table:table-cell table:style-name="ce3" office:value-type="string" calcext:value-type="string">
            <text:p>Represents a namespace declaration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xmlstreamnotationdeclaration.html" xlink:type="simple">QXmlStreamNotationDeclaration</text:a></text:p>
          </table:table-cell>
          <table:table-cell table:style-name="ce3" office:value-type="string" calcext:value-type="string">
            <text:p>Represents a DTD notation declaration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xmlstreamreader.html" xlink:type="simple">QXmlStreamReader</text:a></text:p>
          </table:table-cell>
          <table:table-cell table:style-name="ce3" office:value-type="string" calcext:value-type="string">
            <text:p>Fast parser for reading well-formed XML via a simple streaming API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xmlstreamwriter.html" xlink:type="simple">QXmlStreamWriter</text:a></text:p>
          </table:table-cell>
          <table:table-cell table:style-name="ce3" office:value-type="string" calcext:value-type="string">
            <text:p>XML writer with a simple streaming API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statemachine-signalevent.html" xlink:type="simple">QStateMachine::SignalEvent</text:a></text:p>
          </table:table-cell>
          <table:table-cell table:style-name="ce3" office:value-type="string" calcext:value-type="string">
            <text:p>Represents a Qt signal event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<text:a xlink:href="http://qt-project.org/doc/qt-5/qabstracteventdispatcher-timerinfo.html" xlink:type="simple">QAbstractEventDispatcher::TimerInfo</text:a>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<text:a xlink:href="http://qt-project.org/doc/qt-5/qstatemachine-wrappedevent.html" xlink:type="simple">QStateMachine::WrappedEvent</text:a></text:p>
          </table:table-cell>
          <table:table-cell table:style-name="ce3" office:value-type="string" calcext:value-type="string">
            <text:p>Inherits QEvent and holds a clone of an event associated with a QObject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set-const-iterator.html" xlink:type="simple">QSet::const_iterator</text:a></text:p>
          </table:table-cell>
          <table:table-cell table:style-name="ce3" office:value-type="string" calcext:value-type="string">
            <text:p>QSet::const_iterator class provides an STL-style const iterator for QSet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<text:a xlink:href="http://qt-project.org/doc/qt-5/qset-iterator.html" xlink:type="simple">QSet::iterator</text:a></text:p>
          </table:table-cell>
          <table:table-cell table:style-name="ce3" office:value-type="string" calcext:value-type="string">
            <text:p>QSet::iterator class provides an STL-style non-const iterator for QSet</text:p>
          </table:table-cell>
          <table:table-cell table:number-columns-repeated="1022"/>
        </table:table-row>
        <table:table-row table:style-name="ro2" table:number-rows-repeated="1048381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1">
        <table:table-column table:style-name="co3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>
        <table:table-column table:style-name="co3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.00.0000</text:date>, <text:time style:data-style-name="N2" text:time-value="17:22:23.47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Local</meta:initial-creator>
    <meta:creation-date>2014-09-27T12:54:25Z</meta:creation-date>
    <dc:date>2014-09-28T17:46:41.934000000</dc:date>
    <meta:editing-duration>P0D</meta:editing-duration>
    <meta:editing-cycles>4</meta:editing-cycles>
    <meta:document-statistic meta:table-count="3" meta:cell-count="353" meta:object-count="0"/>
  </office:meta>
</office:document-meta>
</file>